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7" calcext:value-type="float">
            <text:p>0.50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11" calcext:value-type="float">
            <text:p>0.9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04" calcext:value-type="float">
            <text:p>0.304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517" calcext:value-type="float">
            <text:p>0.517</text:p>
          </table:table-cell>
          <table:table-cell office:value-type="float" office:value="0.399" calcext:value-type="float">
            <text:p>0.399</text:p>
          </table:table-cell>
          <table:table-cell office:value-type="float" office:value="0.548" calcext:value-type="float">
            <text:p>0.548</text:p>
          </table:table-cell>
          <table:table-cell office:value-type="float" office:value="0.16" calcext:value-type="float">
            <text:p>0.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827" calcext:value-type="float">
            <text:p>0.8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542" calcext:value-type="float">
            <text:p>0.5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672" calcext:value-type="float">
            <text:p>0.67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01" calcext:value-type="float">
            <text:p>0.9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352" calcext:value-type="float">
            <text:p>0.352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564" calcext:value-type="float">
            <text:p>0.564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89" calcext:value-type="float">
            <text:p>0.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486" calcext:value-type="float">
            <text:p>0.48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18" calcext:value-type="float">
            <text:p>0.418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84" calcext:value-type="float">
            <text:p>0.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9" calcext:value-type="float">
            <text:p>0.49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893" calcext:value-type="float">
            <text:p>0.8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314" calcext:value-type="float">
            <text:p>0.31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34" calcext:value-type="float">
            <text:p>0.434</text:p>
          </table:table-cell>
          <table:table-cell office:value-type="float" office:value="0.498" calcext:value-type="float">
            <text:p>0.49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" calcext:value-type="float">
            <text:p>0.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891" calcext:value-type="float">
            <text:p>0.8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46" calcext:value-type="float">
            <text:p>0.46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514" calcext:value-type="float">
            <text:p>0.5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4" calcext:value-type="float">
            <text:p>0.544</text:p>
          </table:table-cell>
          <table:table-cell office:value-type="float" office:value="0.42" calcext:value-type="float">
            <text:p>0.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23" calcext:value-type="float">
            <text:p>0.9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86" calcext:value-type="float">
            <text:p>0.386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585" calcext:value-type="float">
            <text:p>0.58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6" calcext:value-type="float">
            <text:p>0.536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858" calcext:value-type="float">
            <text:p>0.858</text:p>
          </table:table-cell>
          <table:table-cell office:value-type="float" office:value="0.133" calcext:value-type="float">
            <text:p>0.133</text:p>
          </table:table-cell>
          <table:table-cell office:value-type="float" office:value="0.391" calcext:value-type="float">
            <text:p>0.391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35" calcext:value-type="float">
            <text:p>0.535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876" calcext:value-type="float">
            <text:p>0.876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" calcext:value-type="float">
            <text:p>0.42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.49" calcext:value-type="float">
            <text:p>0.49</text:p>
          </table:table-cell>
          <table:table-cell office:value-type="float" office:value="0.496" calcext:value-type="float">
            <text:p>0.4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899" calcext:value-type="float">
            <text:p>0.899</text:p>
          </table:table-cell>
          <table:table-cell office:value-type="float" office:value="0.1" calcext:value-type="float">
            <text:p>0.1</text:p>
          </table:table-cell>
          <table:table-cell office:value-type="float" office:value="0.338" calcext:value-type="float">
            <text:p>0.338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4" calcext:value-type="float">
            <text:p>0.464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909" calcext:value-type="float">
            <text:p>0.909</text:p>
          </table:table-cell>
          <table:table-cell office:value-type="float" office:value="0.029" calcext:value-type="float">
            <text:p>0.029</text:p>
          </table:table-cell>
          <table:table-cell office:value-type="float" office:value="0.391" calcext:value-type="float">
            <text:p>0.391</text:p>
          </table:table-cell>
          <table:table-cell office:value-type="float" office:value="0.438" calcext:value-type="float">
            <text:p>0.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9:32:18.302450405</meta:creation-date>
    <meta:generator>LibreOffice/6.4.6.2$Linux_X86_64 LibreOffice_project/40$Build-2</meta:generator>
    <dc:date>2021-02-24T10:09:57.163947689</dc:date>
    <meta:editing-duration>PT37M36S</meta:editing-duration>
    <meta:editing-cycles>7</meta:editing-cycles>
    <meta:document-statistic meta:table-count="1" meta:cell-count="169" meta:object-count="0"/>
  </office:meta>
</office:document-meta>
</file>